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ctives for September 16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mb question: <text:s/>A question that is not asked</text:p>
              </text:list-item>
              <text:list-item>
                <text:p>Moment of Inertia: <text:s/>a quantity expressing a body's tendency to resist angular accel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ams for fun &amp; prof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damental to our society</text:p>
              </text:list-item>
              <text:list-item>
                <text:p>Group <text:span text:style-name="T1">Hypothesis</text:span> <text:s/></text:p>
                <text:list>
                  <text:list-item>
                    <text:p>Does the shape of the beam have any bearing on the deflection for a given load?</text:p>
                  </text:list-item>
                  <text:list-item>
                    <text:p>How to test?</text:p>
                  </text:list-item>
                  <text:list-item>
                    <text:p>How to measure?</text:p>
                  </text:list-item>
                  <text:list-item>
                    <text:p>How to present finding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 a simple beam</text:p>
              </text:list-item>
              <text:list-item>
                <text:p>Load in two different directions</text:p>
              </text:list-item>
              <text:list-item>
                <text:p>Measure w/ dial indic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kintex pieces, build an inclined track that will support a tennis ball</text:p>
              </text:list-item>
              <text:list-item>
                <text:p>Roll a tennis ball down the tr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09-13T09:43:49.944851000</meta:creation-date>
    <dc:date>2016-09-15T12:41:32.195463000</dc:date>
    <dc:creator>Fred Dunaway</dc:creator>
    <meta:editing-duration>PT18M1S</meta:editing-duration>
    <meta:editing-cycles>3</meta:editing-cycles>
    <meta:generator>LibreOffice/5.1.4.2$MacOSX_X86_64 LibreOffice_project/f99d75f39f1c57ebdd7ffc5f42867c12031db97a</meta:generator>
    <meta:document-statistic meta:object-count="41"/>
  </office:meta>
</office:document-meta>
</file>